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320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3333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cm" svg:stroke-color="#ff3333" draw:marker-start-width="0.2cm" draw:marker-end-width="0.2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10" style:family="graphic" style:parent-style-name="standard">
      <style:graphic-properties svg:stroke-color="#83caff" draw:fill="solid" draw:fill-color="#00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cm" fo:min-width="0cm"/>
    </style:style>
    <style:style style:name="gr13" style:family="graphic" style:parent-style-name="standard">
      <style:graphic-properties draw:stroke="none" svg:stroke-color="#000000" draw:fill="none" draw:fill-color="#999999" draw:textarea-horizontal-align="left" draw:auto-grow-height="true" draw:auto-grow-width="true" fo:min-height="1.49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4cm" fo:min-width="0cm"/>
    </style:style>
    <style:style style:name="gr15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0cm"/>
    </style:style>
    <style:style style:name="gr19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cm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draw:marker-start-width="0.2cm" draw:marker-end-width="0.2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2" style:family="graphic" style:parent-style-name="objectwithoutfill">
      <style:graphic-properties svg:stroke-width="0cm" svg:stroke-color="#ff3333" draw:marker-start-width="0.05cm" draw:marker-end-width="0.0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cm" svg:height="3.3cm" svg:x="1.8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2.1cm" svg:x="8.7cm" svg:y="1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2.127cm" svg:x="11.9cm" svg:y="13.3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2.307cm" svg:x="15cm" svg:y="13.2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cm" svg:height="1.1cm" svg:x="7.2cm" svg:y="16.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cm" svg:y1="17.1cm" svg:x2="8.9cm" svg:y2="17.1cm">
          <text:p/>
        </draw:line>
        <draw:line draw:style-name="gr6" draw:text-style-name="P1" draw:layer="layout" svg:x1="8cm" svg:y1="17.5cm" svg:x2="10.7cm" svg:y2="17.5cm">
          <text:p/>
        </draw:line>
        <draw:line draw:style-name="gr5" draw:text-style-name="P1" draw:layer="layout" svg:x1="6.1cm" svg:y1="17.1cm" svg:x2="7.2cm" svg:y2="17.1cm">
          <text:p/>
        </draw:line>
        <draw:line draw:style-name="gr6" draw:text-style-name="P1" draw:layer="layout" svg:x1="6.127cm" svg:y1="17.52cm" svg:x2="7.2cm" svg:y2="17.5cm">
          <text:p/>
        </draw:line>
        <draw:line draw:style-name="gr5" draw:text-style-name="P1" draw:layer="layout" svg:x1="9.4cm" svg:y1="13.4cm" svg:x2="9.4cm" svg:y2="12.3cm">
          <text:p/>
        </draw:line>
        <draw:line draw:style-name="gr7" draw:text-style-name="P1" draw:layer="layout" svg:x1="15.3cm" svg:y1="12.7cm" svg:x2="15.3cm" svg:y2="13.3cm">
          <text:p/>
        </draw:line>
        <draw:line draw:style-name="gr6" draw:text-style-name="P1" draw:layer="layout" svg:x1="10cm" svg:y1="12.7cm" svg:x2="10cm" svg:y2="13.4cm">
          <text:p/>
        </draw:line>
        <draw:line draw:style-name="gr8" draw:text-style-name="P1" draw:layer="layout" svg:x1="16cm" svg:y1="12.3cm" svg:x2="16cm" svg:y2="13.3cm">
          <text:p/>
        </draw:line>
        <draw:line draw:style-name="gr7" draw:text-style-name="P1" draw:layer="layout" svg:x1="13.1cm" svg:y1="12.8cm" svg:x2="13.1cm" svg:y2="13.4cm">
          <text:p/>
        </draw:line>
        <draw:custom-shape draw:style-name="gr9" draw:text-style-name="P1" draw:layer="layout" svg:width="3.6cm" svg:height="1.8cm" svg:x="19.2cm" svg:y="1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246cm" svg:height="2.2cm" svg:x="25.85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848cm" svg:height="1.445cm" svg:x="8.866cm" svg:y="13.746cm">
          <draw:text-box>
            <text:p><text:span text:style-name="T1">Module</text:span></text:p>
            <text:p><text:span text:style-name="T1">charge</text:span></text:p>
            <text:p><text:span text:style-name="T1">batteries</text:span></text:p>
          </draw:text-box>
        </draw:frame>
        <draw:frame draw:style-name="gr12" draw:text-style-name="P2" draw:layer="layout" svg:width="1.709cm" svg:height="1.9cm" svg:x="11.8cm" svg:y="13.7cm">
          <draw:text-box>
            <text:p><text:span text:style-name="T1">Step up</text:span></text:p>
            <text:p><text:span text:style-name="T1">alim.</text:span></text:p>
            <text:p><text:span text:style-name="T1">pompe</text:span></text:p>
          </draw:text-box>
        </draw:frame>
        <draw:frame draw:style-name="gr13" draw:text-style-name="P2" draw:layer="layout" svg:width="1.709cm" svg:height="2.639cm" svg:x="14.991cm" svg:y="13.455cm">
          <draw:text-box>
            <text:p><text:span text:style-name="T1">Step up</text:span></text:p>
            <text:p><text:span text:style-name="T1">Alim</text:span></text:p>
            <text:p><text:span text:style-name="T1">ESP et</text:span></text:p>
            <text:p><text:span text:style-name="T1">Relais</text:span></text:p>
            <text:p><text:span text:style-name="T1">pompe </text:span></text:p>
            <text:p><text:span text:style-name="T1"/></text:p>
          </draw:text-box>
        </draw:frame>
        <draw:frame draw:style-name="gr11" draw:text-style-name="P2" draw:layer="layout" svg:width="1.573cm" svg:height="1.047cm" svg:x="19.3cm" svg:y="16.553cm">
          <draw:text-box>
            <text:p><text:span text:style-name="T1">Relais</text:span></text:p>
            <text:p><text:span text:style-name="T1">pompe</text:span></text:p>
          </draw:text-box>
        </draw:frame>
        <draw:frame draw:style-name="gr14" draw:text-style-name="P2" draw:layer="layout" svg:width="1.972cm" svg:height="1.444cm" svg:x="26.162cm" svg:y="15.153cm">
          <draw:text-box>
            <text:p><text:span text:style-name="T1">Pompe</text:span></text:p>
          </draw:text-box>
        </draw:frame>
        <draw:frame draw:style-name="gr11" draw:text-style-name="P2" draw:layer="layout" svg:width="3.034cm" svg:height="1.445cm" svg:x="2.6cm" svg:y="17cm">
          <draw:text-box>
            <text:p><text:span text:style-name="T1">Panneau solaire</text:span></text:p>
            <text:p><text:span text:style-name="T1"/></text:p>
            <text:p><text:span text:style-name="T1"><text:s text:c="9"/></text:span><text:span text:style-name="T1">5v</text:span></text:p>
          </draw:text-box>
        </draw:frame>
        <draw:frame draw:style-name="gr11" draw:text-style-name="P2" draw:layer="layout" svg:width="0.93cm" svg:height="0.649cm" svg:x="7.159cm" svg:y="17.1cm">
          <draw:text-box>
            <text:p><text:span text:style-name="T1">B1</text:span></text:p>
          </draw:text-box>
        </draw:frame>
        <draw:frame draw:style-name="gr11" draw:text-style-name="P3" draw:layer="layout" svg:width="0.748cm" svg:height="0.729cm" svg:x="6.3cm" svg:y="16.4cm">
          <draw:text-box>
            <text:p><text:span text:style-name="T2">+</text:span></text:p>
          </draw:text-box>
        </draw:frame>
        <draw:frame draw:style-name="gr11" draw:text-style-name="P3" draw:layer="layout" svg:width="0.748cm" svg:height="0.729cm" svg:x="8.7cm" svg:y="15.6cm">
          <draw:text-box>
            <text:p><text:span text:style-name="T2">+</text:span></text:p>
          </draw:text-box>
        </draw:frame>
        <draw:frame draw:style-name="gr11" draw:text-style-name="P3" draw:layer="layout" svg:width="0.748cm" svg:height="0.729cm" svg:x="8.8cm" svg:y="12.8cm">
          <draw:text-box>
            <text:p><text:span text:style-name="T2">+</text:span></text:p>
          </draw:text-box>
        </draw:frame>
        <draw:frame draw:style-name="gr11" draw:text-style-name="P3" draw:layer="layout" svg:width="0.748cm" svg:height="0.729cm" svg:x="11.8cm" svg:y="12.8cm">
          <draw:text-box>
            <text:p><text:span text:style-name="T2">+</text:span></text:p>
          </draw:text-box>
        </draw:frame>
        <draw:frame draw:style-name="gr11" draw:text-style-name="P3" draw:layer="layout" svg:width="0.748cm" svg:height="0.729cm" svg:x="15.86cm" svg:y="12.647cm">
          <draw:text-box>
            <text:p><text:span text:style-name="T2">+</text:span></text:p>
          </draw:text-box>
        </draw:frame>
        <draw:frame draw:style-name="gr11" draw:layer="layout" svg:width="0.714cm" svg:height="0.962cm" svg:x="10cm" svg:y="12.6cm">
          <draw:text-box>
            <text:p>-</text:p>
          </draw:text-box>
        </draw:frame>
        <draw:custom-shape draw:style-name="gr15" draw:text-style-name="P1" draw:layer="layout" svg:width="2.6cm" svg:height="5.1cm" svg:x="18.578cm" svg:y="5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2cm" svg:height="0.5cm" svg:x="8cm" svg:y="4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2cm" svg:height="0.5cm" svg:x="8cm" svg:y="5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2cm" svg:height="0.5cm" svg:x="8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2cm" svg:height="0.5cm" svg:x="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8cm" svg:x="9.2cm" svg:y="8.9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0.93cm" svg:height="0.649cm" svg:x="9.2cm" svg:y="9cm">
          <draw:text-box>
            <text:p><text:span text:style-name="T1">B2</text:span></text:p>
          </draw:text-box>
        </draw:frame>
        <draw:line draw:style-name="gr5" draw:text-style-name="P1" draw:layer="layout" svg:x1="7.2cm" svg:y1="4.3cm" svg:x2="7.2cm" svg:y2="8.2cm">
          <text:p/>
        </draw:line>
        <draw:line draw:style-name="gr6" draw:text-style-name="P1" draw:layer="layout" svg:x1="11.9cm" svg:y1="4.3cm" svg:x2="11.9cm" svg:y2="8.1cm">
          <text:p/>
        </draw:line>
        <draw:line draw:style-name="gr5" draw:text-style-name="P1" draw:layer="layout" svg:x1="7.2cm" svg:y1="4.3cm" svg:x2="8cm" svg:y2="4.3cm">
          <text:p/>
        </draw:line>
        <draw:line draw:style-name="gr5" draw:text-style-name="P1" draw:layer="layout" svg:x1="7.2cm" svg:y1="5.4cm" svg:x2="8cm" svg:y2="5.4cm">
          <text:p/>
        </draw:line>
        <draw:line draw:style-name="gr5" draw:text-style-name="P1" draw:layer="layout" svg:x1="7.2cm" svg:y1="6.3cm" svg:x2="8cm" svg:y2="6.3cm">
          <text:p/>
        </draw:line>
        <draw:line draw:style-name="gr5" draw:text-style-name="P1" draw:layer="layout" svg:x1="7.2cm" svg:y1="7.3cm" svg:x2="8cm" svg:y2="7.3cm">
          <text:p/>
        </draw:line>
        <draw:line draw:style-name="gr6" draw:text-style-name="P1" draw:layer="layout" svg:x1="11.2cm" svg:y1="4.3cm" svg:x2="11.9cm" svg:y2="4.3cm">
          <text:p/>
        </draw:line>
        <draw:line draw:style-name="gr6" draw:text-style-name="P1" draw:layer="layout" svg:x1="11.2cm" svg:y1="5.4cm" svg:x2="11.9cm" svg:y2="5.4cm">
          <text:p/>
        </draw:line>
        <draw:line draw:style-name="gr6" draw:text-style-name="P1" draw:layer="layout" svg:x1="11.2cm" svg:y1="6.2cm" svg:x2="11.9cm" svg:y2="6.2cm">
          <text:p/>
        </draw:line>
        <draw:line draw:style-name="gr6" draw:text-style-name="P1" draw:layer="layout" svg:x1="11.3cm" svg:y1="7.3cm" svg:x2="11.9cm" svg:y2="7.3cm">
          <text:p/>
        </draw:line>
        <draw:line draw:style-name="gr5" draw:text-style-name="P1" draw:layer="layout" svg:x1="7.2cm" svg:y1="8.2cm" svg:x2="9.4cm" svg:y2="8.2cm">
          <text:p/>
        </draw:line>
        <draw:line draw:style-name="gr5" draw:text-style-name="P1" draw:layer="layout" svg:x1="9.4cm" svg:y1="8.2cm" svg:x2="9.4cm" svg:y2="8.9cm">
          <text:p/>
        </draw:line>
        <draw:line draw:style-name="gr6" draw:text-style-name="P1" draw:layer="layout" svg:x1="11.9cm" svg:y1="8.2cm" svg:x2="10.007cm" svg:y2="8.167cm">
          <text:p/>
        </draw:line>
        <draw:line draw:style-name="gr6" draw:text-style-name="P1" draw:layer="layout" svg:x1="10cm" svg:y1="8.2cm" svg:x2="9.973cm" svg:y2="8.893cm">
          <text:p/>
        </draw:line>
        <draw:line draw:style-name="gr5" draw:text-style-name="P1" draw:layer="layout" svg:x1="9.4cm" svg:y1="12.4cm" svg:x2="9.4cm" svg:y2="9.7cm">
          <text:p/>
        </draw:line>
        <draw:line draw:style-name="gr6" draw:text-style-name="P1" draw:layer="layout" svg:x1="10cm" svg:y1="12.8cm" svg:x2="10cm" svg:y2="9.8cm">
          <text:p/>
        </draw:line>
        <draw:frame draw:style-name="gr11" draw:text-style-name="P3" draw:layer="layout" svg:width="0.748cm" svg:height="0.729cm" svg:x="8.8cm" svg:y="8.3cm">
          <draw:text-box>
            <text:p><text:span text:style-name="T2">+</text:span></text:p>
          </draw:text-box>
        </draw:frame>
        <draw:frame draw:style-name="gr11" draw:text-style-name="P3" draw:layer="layout" svg:width="0.748cm" svg:height="0.729cm" svg:x="8.9cm" svg:y="9.8cm">
          <draw:text-box>
            <text:p><text:span text:style-name="T2">+</text:span></text:p>
          </draw:text-box>
        </draw:frame>
        <draw:frame draw:style-name="gr11" draw:text-style-name="P3" draw:layer="layout" svg:width="0.739cm" svg:height="0.729cm" svg:x="6.4cm" svg:y="17.5cm">
          <draw:text-box>
            <text:p><text:span text:style-name="T2">_</text:span></text:p>
          </draw:text-box>
        </draw:frame>
        <draw:frame draw:style-name="gr17" draw:text-style-name="P3" draw:layer="layout" svg:width="0.739cm" svg:height="0.929cm" svg:x="10.1cm" svg:y="15.4cm">
          <draw:text-box>
            <text:p><text:span text:style-name="T2">_</text:span></text:p>
          </draw:text-box>
        </draw:frame>
        <draw:line draw:style-name="gr5" draw:text-style-name="P1" draw:layer="layout" svg:x1="13.1cm" svg:y1="16.7cm" svg:x2="13.1cm" svg:y2="16.8cm">
          <text:p/>
        </draw:line>
        <draw:frame draw:style-name="gr11" draw:text-style-name="P2" draw:layer="layout" svg:width="1.09cm" svg:height="0.649cm" svg:x="18.3cm" svg:y="17.6cm">
          <draw:text-box>
            <text:p><text:span text:style-name="T1">Vcc</text:span></text:p>
          </draw:text-box>
        </draw:frame>
        <draw:frame draw:style-name="gr18" draw:text-style-name="P2" draw:layer="layout" svg:width="1.285cm" svg:height="0.714cm" svg:x="18cm" svg:y="16.086cm">
          <draw:text-box>
            <text:p><text:span text:style-name="T1">GND</text:span></text:p>
          </draw:text-box>
        </draw:frame>
        <draw:custom-shape draw:style-name="gr19" draw:text-style-name="P1" draw:layer="layout" svg:width="1.6cm" svg:height="0.3cm" svg:x="12.7cm" svg:y="10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6.1cm" svg:y1="15.6cm" svg:x2="16.1cm" svg:y2="16.1cm">
          <text:p/>
        </draw:line>
        <draw:line draw:style-name="gr20" draw:text-style-name="P1" draw:layer="layout" svg:x1="16.1cm" svg:y1="16.1cm" svg:x2="17.1cm" svg:y2="16.1cm">
          <text:p/>
        </draw:line>
        <draw:line draw:style-name="gr20" draw:text-style-name="P1" draw:layer="layout" svg:x1="17.1cm" svg:y1="16.1cm" svg:x2="17.1cm" svg:y2="9.7cm">
          <text:p/>
        </draw:line>
        <draw:line draw:style-name="gr20" draw:text-style-name="P1" draw:layer="layout" svg:x1="17.1cm" svg:y1="9.7cm" svg:x2="18.5cm" svg:y2="9.7cm">
          <text:p/>
        </draw:line>
        <draw:line draw:style-name="gr21" draw:text-style-name="P1" draw:layer="layout" svg:x1="15.4cm" svg:y1="15.6cm" svg:x2="15.4cm" svg:y2="16.4cm">
          <text:p/>
        </draw:line>
        <draw:line draw:style-name="gr21" draw:text-style-name="P1" draw:layer="layout" svg:x1="15.4cm" svg:y1="16.4cm" svg:x2="17.7cm" svg:y2="16.4cm">
          <text:p/>
        </draw:line>
        <draw:line draw:style-name="gr21" draw:text-style-name="P1" draw:layer="layout" svg:x1="17.7cm" svg:y1="16.4cm" svg:x2="17.7cm" svg:y2="10.4cm">
          <text:p/>
        </draw:line>
        <draw:line draw:style-name="gr21" draw:text-style-name="P1" draw:layer="layout" svg:x1="17.7cm" svg:y1="10.4cm" svg:x2="18.6cm" svg:y2="10.4cm">
          <text:p/>
        </draw:line>
        <draw:frame draw:style-name="gr11" draw:text-style-name="P2" draw:layer="layout" svg:width="1.086cm" svg:height="0.649cm" svg:x="17.7cm" svg:y="10.6cm">
          <draw:text-box>
            <text:p><text:span text:style-name="T1">VIN</text:span></text:p>
          </draw:text-box>
        </draw:frame>
        <draw:frame draw:style-name="gr11" draw:text-style-name="P2" draw:layer="layout" svg:width="1.285cm" svg:height="0.649cm" svg:x="17.6cm" svg:y="9cm">
          <draw:text-box>
            <text:p><text:span text:style-name="T1">GND</text:span></text:p>
          </draw:text-box>
        </draw:frame>
        <draw:line draw:style-name="gr22" draw:text-style-name="P1" draw:layer="layout" svg:x1="10cm" svg:y1="10.2cm" svg:x2="12.7cm" svg:y2="10.2cm">
          <text:p/>
        </draw:line>
        <draw:line draw:style-name="gr5" draw:text-style-name="P1" draw:layer="layout" svg:x1="9.4cm" svg:y1="11.381cm" svg:x2="15.7cm" svg:y2="11.381cm">
          <text:p/>
        </draw:line>
        <draw:line draw:style-name="gr5" draw:text-style-name="P1" draw:layer="layout" svg:x1="14.4cm" svg:y1="10.2cm" svg:x2="15.6cm" svg:y2="10.2cm">
          <text:p/>
        </draw:line>
        <draw:line draw:style-name="gr5" draw:text-style-name="P1" draw:layer="layout" svg:x1="15.7cm" svg:y1="10.2cm" svg:x2="15.7cm" svg:y2="11.3cm">
          <text:p/>
        </draw:line>
        <draw:line draw:style-name="gr23" draw:text-style-name="P1" draw:layer="layout" svg:x1="13.7cm" svg:y1="9.3cm" svg:x2="13.7cm" svg:y2="10cm">
          <text:p/>
        </draw:line>
        <draw:line draw:style-name="gr22" draw:text-style-name="P1" draw:layer="layout" svg:x1="13.7cm" svg:y1="9.4cm" svg:x2="13.7cm" svg:y2="8cm">
          <text:p/>
        </draw:line>
        <draw:frame draw:style-name="gr11" draw:text-style-name="P3" draw:layer="layout" svg:width="2.301cm" svg:height="0.729cm" svg:x="18.6cm" svg:y="7.8cm">
          <draw:text-box>
            <text:p><text:span text:style-name="T2">ESP8266</text:span></text:p>
          </draw:text-box>
        </draw:frame>
        <draw:frame draw:style-name="gr11" draw:text-style-name="P4" draw:layer="layout" svg:width="4.871cm" svg:height="0.763cm" svg:x="12.4cm" svg:y="7.4cm">
          <draw:text-box>
            <text:p><text:span text:style-name="T3">A1 Convertisseur A/N</text:span></text:p>
          </draw:text-box>
        </draw:frame>
        <draw:line draw:style-name="gr21" draw:text-style-name="P1" draw:layer="layout" svg:x1="15.4cm" svg:y1="16.3cm" svg:x2="15.4cm" svg:y2="17.5cm">
          <text:p/>
        </draw:line>
        <draw:line draw:style-name="gr21" draw:text-style-name="P1" draw:layer="layout" svg:x1="15.4cm" svg:y1="17.528cm" svg:x2="19.2cm" svg:y2="17.528cm">
          <text:p/>
        </draw:line>
        <draw:line draw:style-name="gr20" draw:text-style-name="P1" draw:layer="layout" svg:x1="16.1cm" svg:y1="16.1cm" svg:x2="16.1cm" svg:y2="16.9cm">
          <text:p/>
        </draw:line>
        <draw:line draw:style-name="gr20" draw:text-style-name="P1" draw:layer="layout" svg:x1="16.1cm" svg:y1="16.9cm" svg:x2="19.2cm" svg:y2="16.9cm">
          <text:p/>
        </draw:line>
        <draw:frame draw:style-name="gr11" draw:text-style-name="P5" draw:layer="layout" svg:width="3.741cm" svg:height="0.729cm" svg:x="10.92cm" svg:y="11.527cm">
          <draw:text-box>
            <text:p><text:span text:style-name="T4">Circuit 3v – 4.2v</text:span></text:p>
          </draw:text-box>
        </draw:frame>
        <draw:frame draw:style-name="gr11" draw:text-style-name="P3" draw:layer="layout" svg:width="3.334cm" svg:height="0.729cm" svg:x="7.9cm" svg:y="2.9cm">
          <draw:text-box>
            <text:p><text:span text:style-name="T2">Batteries Li-ion</text:span></text:p>
          </draw:text-box>
        </draw:frame>
        <draw:frame draw:style-name="gr11" draw:text-style-name="P3" draw:layer="layout" svg:width="0.786cm" svg:height="0.729cm" svg:x="13.049cm" svg:y="10.206cm">
          <draw:text-box>
            <text:p><text:span text:style-name="T2">P</text:span></text:p>
          </draw:text-box>
        </draw:frame>
        <draw:frame draw:style-name="gr11" draw:text-style-name="P5" draw:layer="layout" svg:width="17.177cm" svg:height="0.729cm" svg:x="12.6cm" svg:y="1.4cm">
          <draw:text-box>
            <text:p><text:span text:style-name="T4">Schéma électrique des circuits 3v-4.2v, 5v et 9v à souder au verso de la carte mère</text:span></text:p>
          </draw:text-box>
        </draw:frame>
        <draw:custom-shape draw:style-name="gr24" draw:text-style-name="P1" draw:layer="layout" svg:width="0.2cm" svg:height="0.2cm" svg:x="22.1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2cm" svg:height="0.2cm" svg:x="22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2.2cm" svg:y1="17.7cm" svg:x2="22.6cm" svg:y2="17.1cm">
          <text:p/>
        </draw:line>
        <draw:line draw:style-name="gr23" draw:text-style-name="P1" draw:layer="layout" svg:x1="21.3cm" svg:y1="17.3cm" svg:x2="22cm" svg:y2="17.3cm">
          <text:p/>
        </draw:line>
        <draw:custom-shape draw:style-name="gr25" draw:text-style-name="P1" draw:layer="layout" svg:width="0.8cm" svg:height="1cm" svg:x="24cm" svg:y="15.1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437cm" svg:height="0.729cm" svg:x="18.3cm" svg:y="13.9cm">
          <draw:text-box>
            <text:p><text:span text:style-name="T4">Circuit 5v</text:span></text:p>
          </draw:text-box>
        </draw:frame>
        <draw:frame draw:style-name="gr11" draw:text-style-name="P2" draw:layer="layout" svg:width="0.705cm" svg:height="0.649cm" svg:x="11.5cm" svg:y="15.7cm">
          <draw:text-box>
            <text:p><text:span text:style-name="T1">+</text:span></text:p>
          </draw:text-box>
        </draw:frame>
        <draw:frame draw:style-name="gr11" draw:text-style-name="P2" draw:layer="layout" svg:width="0.705cm" svg:height="0.649cm" svg:x="14.8cm" svg:y="15.7cm">
          <draw:text-box>
            <text:p><text:span text:style-name="T1">+</text:span></text:p>
          </draw:text-box>
        </draw:frame>
        <draw:frame draw:style-name="gr11" draw:text-style-name="P2" draw:layer="layout" svg:width="0.853cm" svg:height="0.649cm" svg:x="9.3cm" svg:y="15.6cm">
          <draw:text-box>
            <text:p><text:span text:style-name="T1">IN</text:span></text:p>
          </draw:text-box>
        </draw:frame>
        <draw:frame draw:style-name="gr11" draw:text-style-name="P6" draw:layer="layout" svg:width="0.87cm" svg:height="0.53cm" svg:x="9.2cm" svg:y="12.8cm">
          <draw:text-box>
            <text:p><text:span text:style-name="T5">Bat</text:span></text:p>
          </draw:text-box>
        </draw:frame>
        <draw:frame draw:style-name="gr11" draw:text-style-name="P6" draw:layer="layout" svg:width="1.018cm" svg:height="0.53cm" svg:x="12.187cm" svg:y="15.7cm">
          <draw:text-box>
            <text:p><text:span text:style-name="T5">OUT</text:span></text:p>
          </draw:text-box>
        </draw:frame>
        <draw:frame draw:style-name="gr11" draw:text-style-name="P2" draw:layer="layout" svg:width="0.853cm" svg:height="0.649cm" svg:x="15.2cm" svg:y="12.7cm">
          <draw:text-box>
            <text:p><text:span text:style-name="T1">IN</text:span></text:p>
          </draw:text-box>
        </draw:frame>
        <draw:frame draw:style-name="gr11" draw:text-style-name="P7" draw:layer="layout" svg:width="1.018cm" svg:height="0.53cm" svg:x="15.274cm" svg:y="15.62cm">
          <draw:text-box>
            <text:p><text:span text:style-name="T5">OUT</text:span></text:p>
          </draw:text-box>
        </draw:frame>
        <draw:frame draw:style-name="gr11" draw:text-style-name="P3" draw:layer="layout" svg:width="8.169cm" svg:height="2.163cm" svg:x="14.9cm" svg:y="2.5cm">
          <draw:text-box>
            <text:p><text:span text:style-name="T2">- B1 connecteur panneau solaire</text:span></text:p>
            <text:p><text:span text:style-name="T2">- B2 connecteur batteries</text:span></text:p>
            <text:p><text:span text:style-name="T2">- B3 connecteur pompe</text:span></text:p>
            <text:p><text:span text:style-name="T2">- P <text:s text:c="2"/>potentiomètre ( diviseur de tension )</text:span></text:p>
          </draw:text-box>
        </draw:frame>
        <draw:frame draw:style-name="gr11" draw:text-style-name="P3" draw:layer="layout" svg:width="0.739cm" svg:height="0.729cm" svg:x="13.1cm" svg:y="15.5cm">
          <draw:text-box>
            <text:p><text:span text:style-name="T2">_</text:span></text:p>
          </draw:text-box>
        </draw:frame>
        <draw:frame draw:style-name="gr11" draw:text-style-name="P3" draw:layer="layout" svg:width="0.739cm" svg:height="0.729cm" svg:x="16.2cm" svg:y="15.4cm">
          <draw:text-box>
            <text:p><text:span text:style-name="T2">_</text:span></text:p>
          </draw:text-box>
        </draw:frame>
        <draw:line draw:style-name="gr5" draw:text-style-name="P1" draw:layer="layout" svg:x1="8.839cm" svg:y1="15.527cm" svg:x2="8.839cm" svg:y2="17.127cm">
          <text:p/>
        </draw:line>
        <draw:line draw:style-name="gr6" draw:text-style-name="P1" draw:layer="layout" svg:x1="10.7cm" svg:y1="15.5cm" svg:x2="10.7cm" svg:y2="17.5cm">
          <text:p/>
        </draw:line>
        <draw:line draw:style-name="gr6" draw:text-style-name="P1" draw:layer="layout" svg:x1="15.3cm" svg:y1="12.8cm" svg:x2="10cm" svg:y2="12.8cm">
          <text:p/>
        </draw:line>
        <draw:frame draw:style-name="gr17" draw:text-style-name="P3" draw:layer="layout" svg:width="0.739cm" svg:height="0.929cm" svg:x="13.1cm" svg:y="12.5cm">
          <draw:text-box>
            <text:p><text:span text:style-name="T2">_</text:span></text:p>
          </draw:text-box>
        </draw:frame>
        <draw:frame draw:style-name="gr26" draw:text-style-name="P5" draw:layer="layout" svg:width="0.739cm" svg:height="1.029cm" svg:x="14.5cm" svg:y="12.5cm">
          <draw:text-box>
            <text:p><text:span text:style-name="T4">_</text:span></text:p>
          </draw:text-box>
        </draw:frame>
        <draw:line draw:style-name="gr8" draw:text-style-name="P1" draw:layer="layout" svg:x1="8.5cm" svg:y1="12.3cm" svg:x2="16.1cm" svg:y2="12.3cm">
          <text:p/>
        </draw:line>
        <draw:custom-shape draw:style-name="gr16" draw:text-style-name="P1" draw:layer="layout" svg:width="0.001cm" svg:height="0.2cm" svg:x="8.4cm" svg:y="1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" draw:layer="layout" svg:width="0.2cm" svg:height="0.2cm" svg:x="8.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1cm" svg:height="0.001cm" svg:x="7.7cm" svg:y="12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cm" svg:height="0.2cm" svg:x="7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6cm" svg:y1="12.3cm" svg:x2="6.9cm" svg:y2="12.3cm">
          <text:p/>
        </draw:line>
        <draw:line draw:style-name="gr27" draw:text-style-name="P1" draw:layer="layout" svg:x1="7.8cm" svg:y1="11.8cm" svg:x2="8.5cm" svg:y2="12.2cm">
          <text:p/>
        </draw:line>
        <draw:line draw:style-name="gr8" draw:text-style-name="P1" draw:layer="layout" svg:x1="6.839cm" svg:y1="12.22cm" svg:x2="6.839cm" svg:y2="10.62cm">
          <text:p/>
        </draw:line>
        <draw:line draw:style-name="gr8" draw:text-style-name="P1" draw:layer="layout" svg:x1="6.8cm" svg:y1="10.6cm" svg:x2="9.4cm" svg:y2="10.6cm">
          <text:p/>
        </draw:line>
        <draw:frame draw:style-name="gr11" draw:text-style-name="P3" draw:layer="layout" svg:width="3.567cm" svg:height="0.729cm" svg:x="3.3cm" svg:y="12.9cm">
          <draw:text-box>
            <text:p><text:span text:style-name="T2">Mini interrupteur</text:span></text:p>
          </draw:text-box>
        </draw:frame>
        <draw:line draw:style-name="gr28" draw:text-style-name="P1" draw:layer="layout" svg:x1="6.9cm" svg:y1="13.2cm" svg:x2="7.8cm" svg:y2="12.8cm">
          <text:p/>
        </draw:line>
        <draw:line draw:style-name="gr21" draw:text-style-name="P1" draw:layer="layout" svg:x1="12.1cm" svg:y1="15.5cm" svg:x2="12.1cm" svg:y2="18.5cm">
          <text:p/>
        </draw:line>
        <draw:line draw:style-name="gr21" draw:text-style-name="P1" draw:layer="layout" svg:x1="12.1cm" svg:y1="18.5cm" svg:x2="24.2cm" svg:y2="18.5cm">
          <text:p/>
        </draw:line>
        <draw:line draw:style-name="gr21" draw:text-style-name="P1" draw:layer="layout" svg:x1="24.2cm" svg:y1="16.1cm" svg:x2="24.2cm" svg:y2="18.4cm">
          <text:p/>
        </draw:line>
        <draw:line draw:style-name="gr21" draw:text-style-name="P1" draw:layer="layout" svg:x1="24.2cm" svg:y1="15.1cm" svg:x2="24.2cm" svg:y2="13.6cm">
          <text:p/>
        </draw:line>
        <draw:line draw:style-name="gr21" draw:text-style-name="P1" draw:layer="layout" svg:x1="24.3cm" svg:y1="13.6cm" svg:x2="27.1cm" svg:y2="13.6cm">
          <text:p/>
        </draw:line>
        <draw:line draw:style-name="gr21" draw:text-style-name="P1" draw:layer="layout" svg:x1="27cm" svg:y1="13.6cm" svg:x2="27cm" svg:y2="14.6cm">
          <text:p/>
        </draw:line>
        <draw:line draw:style-name="gr27" draw:text-style-name="P1" draw:layer="layout" svg:x1="13.2cm" svg:y1="15.4cm" svg:x2="13.2cm" svg:y2="18.2cm">
          <text:p/>
        </draw:line>
        <draw:line draw:style-name="gr27" draw:text-style-name="P1" draw:layer="layout" svg:x1="13.2cm" svg:y1="19cm" svg:x2="24.6cm" svg:y2="19cm">
          <text:p/>
        </draw:line>
        <draw:line draw:style-name="gr29" draw:text-style-name="P1" draw:layer="layout" svg:x1="13.2cm" svg:y1="18.1cm" svg:x2="13.2cm" svg:y2="18.4cm">
          <text:p/>
        </draw:line>
        <draw:line draw:style-name="gr29" draw:text-style-name="P1" draw:layer="layout" svg:x1="13.2cm" svg:y1="18.9cm" svg:x2="13.2cm" svg:y2="18.6cm">
          <text:p/>
        </draw:line>
        <draw:line draw:style-name="gr30" draw:text-style-name="P1" draw:layer="layout" svg:x1="24.6cm" svg:y1="16.1cm" svg:x2="24.6cm" svg:y2="19cm">
          <text:p/>
        </draw:line>
        <draw:line draw:style-name="gr30" draw:text-style-name="P1" draw:layer="layout" svg:x1="24.6cm" svg:y1="15.1cm" svg:x2="24.6cm" svg:y2="14cm">
          <text:p/>
        </draw:line>
        <draw:line draw:style-name="gr30" draw:text-style-name="P1" draw:layer="layout" svg:x1="24.6cm" svg:y1="14cm" svg:x2="26.7cm" svg:y2="14cm">
          <text:p/>
        </draw:line>
        <draw:line draw:style-name="gr30" draw:text-style-name="P1" draw:layer="layout" svg:x1="26.7cm" svg:y1="14cm" svg:x2="26.7cm" svg:y2="14.6cm">
          <text:p/>
        </draw:line>
        <draw:frame draw:style-name="gr31" draw:text-style-name="P2" draw:layer="layout" svg:width="1.03cm" svg:height="0.749cm" svg:x="23.9cm" svg:y="15.3cm">
          <draw:text-box>
            <text:p><text:span text:style-name="T1">B3</text:span></text:p>
          </draw:text-box>
        </draw:frame>
        <draw:line draw:style-name="gr32" draw:text-style-name="P1" draw:layer="layout" svg:x1="11.8cm" svg:y1="13.2cm" svg:x2="11.3cm" svg:y2="13.2cm">
          <text:p/>
        </draw:line>
        <draw:line draw:style-name="gr32" draw:text-style-name="P1" draw:layer="layout" svg:x1="11.3cm" svg:y1="13.2cm" svg:x2="11.3cm" svg:y2="19.5cm">
          <text:p/>
        </draw:line>
        <draw:line draw:style-name="gr32" draw:text-style-name="P1" draw:layer="layout" svg:x1="11.3cm" svg:y1="19.5cm" svg:x2="22.3cm" svg:y2="19.4cm">
          <text:p/>
        </draw:line>
        <draw:line draw:style-name="gr32" draw:text-style-name="P1" draw:layer="layout" svg:x1="22.2cm" svg:y1="17.8cm" svg:x2="22.2cm" svg:y2="19.5cm">
          <text:p/>
        </draw:line>
        <draw:line draw:style-name="gr32" draw:text-style-name="P1" draw:layer="layout" svg:x1="16.5cm" svg:y1="13cm" svg:x2="22cm" svg:y2="13cm">
          <text:p/>
        </draw:line>
        <draw:line draw:style-name="gr32" draw:text-style-name="P1" draw:layer="layout" svg:x1="22.2cm" svg:y1="16.8cm" svg:x2="22.2cm" svg:y2="13cm">
          <text:p/>
        </draw:line>
        <draw:line draw:style-name="gr32" draw:text-style-name="P1" draw:layer="layout" svg:x1="16.5cm" svg:y1="13cm" svg:x2="16cm" svg:y2="13.3cm">
          <text:p/>
        </draw:line>
        <draw:line draw:style-name="gr32" draw:text-style-name="P1" draw:layer="layout" svg:x1="11.8cm" svg:y1="13.3cm" svg:x2="12.2cm" svg:y2="13.5cm">
          <text:p/>
        </draw:line>
        <draw:frame draw:style-name="gr31" draw:text-style-name="P5" draw:layer="layout" svg:width="2.537cm" svg:height="0.829cm" svg:x="24.9cm" svg:y="17.7cm">
          <draw:text-box>
            <text:p><text:span text:style-name="T4">Circuit 9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py56 </meta:initial-creator>
    <meta:creation-date>2019-01-30T08:40:27.501187236</meta:creation-date>
    <dc:date>2019-06-25T15:37:22.061699508</dc:date>
    <dc:creator>papy56 </dc:creator>
    <meta:editing-duration>PT7H7M53S</meta:editing-duration>
    <meta:editing-cycles>14</meta:editing-cycles>
    <meta:generator>LibreOffice/4.2.8.2$Linux_X86_64 LibreOffice_project/420m0$Build-2</meta:generator>
    <meta:printed-by>papy56 </meta:printed-by>
    <meta:print-date>2019-06-25T15:06:54.146399522</meta:print-date>
    <meta:document-statistic meta:object-count="142"/>
  </office:meta>
</office:document-meta>
</file>